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paragraph-rsid="0013b627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4pt" fo:font-weight="bold" officeooo:paragraph-rsid="0013b62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32pt" fo:font-weight="bold" officeooo:paragraph-rsid="0013b627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line-height="100%"/>
      <style:text-properties style:font-name="FreeSerif" officeooo:paragraph-rsid="0013b627"/>
    </style:style>
    <style:style style:name="P5" style:family="paragraph" style:parent-style-name="Text_20_body">
      <style:paragraph-properties fo:line-height="100%"/>
      <style:text-properties style:font-name="FreeSerif" fo:font-weight="bold" officeooo:rsid="001bc302" officeooo:paragraph-rsid="0013b627" style:font-weight-asian="bold" style:font-weight-complex="bold"/>
    </style:style>
    <style:style style:name="P6" style:family="paragraph" style:parent-style-name="Text_20_body">
      <style:paragraph-properties fo:line-height="100%"/>
      <style:text-properties style:font-name="FreeSerif" fo:font-size="11pt" officeooo:rsid="0019a3f8" officeooo:paragraph-rsid="0013b627" style:font-size-asian="11pt" style:font-size-complex="11pt"/>
    </style:style>
    <style:style style:name="P7" style:family="paragraph" style:parent-style-name="Text_20_body">
      <style:paragraph-properties fo:line-height="100%"/>
      <style:text-properties style:font-name="FreeSerif" fo:font-size="11pt" officeooo:rsid="0019a3f8" officeooo:paragraph-rsid="00157024" style:font-size-asian="11pt" style:font-size-complex="11pt"/>
    </style:style>
    <style:style style:name="P8" style:family="paragraph" style:parent-style-name="Text_20_body">
      <style:paragraph-properties fo:line-height="100%"/>
      <style:text-properties style:font-name="FreeSerif" fo:font-size="11pt" fo:font-weight="normal" officeooo:rsid="001bc302" officeooo:paragraph-rsid="0013b627" style:font-size-asian="11pt" style:font-weight-asian="normal" style:font-size-complex="11pt" style:font-weight-complex="normal"/>
    </style:style>
    <style:style style:name="P9" style:family="paragraph" style:parent-style-name="Text_20_body" style:list-style-name="L3">
      <style:paragraph-properties fo:line-height="100%"/>
      <style:text-properties style:font-name="FreeSerif" fo:font-size="11pt" fo:font-weight="normal" officeooo:rsid="001bc302" officeooo:paragraph-rsid="0013b627" style:font-size-asian="11pt" style:font-weight-asian="normal" style:font-size-complex="11pt" style:font-weight-complex="normal"/>
    </style:style>
    <style:style style:name="P10" style:family="paragraph" style:parent-style-name="Text_20_body" style:list-style-name="L3">
      <style:paragraph-properties fo:line-height="100%"/>
      <style:text-properties style:font-name="FreeSerif" fo:font-size="11pt" fo:font-weight="normal" officeooo:rsid="0013b627" officeooo:paragraph-rsid="0013b627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line-height="100%"/>
      <style:text-properties style:font-name="FreeSerif" fo:font-size="11pt" fo:font-weight="normal" officeooo:rsid="0013b627" officeooo:paragraph-rsid="0013b627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line-height="100%"/>
      <style:text-properties style:font-name="FreeSerif" fo:font-size="11pt" fo:font-weight="bold" officeooo:rsid="0013b627" officeooo:paragraph-rsid="0013b627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line-height="100%"/>
      <style:text-properties style:font-name="FreeSerif" fo:font-size="11pt" fo:font-weight="bold" officeooo:rsid="0015c8dd" officeooo:paragraph-rsid="0015c8d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00%"/>
      <style:text-properties style:font-name="FreeSerif" officeooo:rsid="001b4182" officeooo:paragraph-rsid="0013b627"/>
    </style:style>
    <style:style style:name="P15" style:family="paragraph" style:parent-style-name="Text_20_body">
      <style:paragraph-properties fo:line-height="100%"/>
      <style:text-properties style:font-name="FreeSerif" officeooo:rsid="0013b627" officeooo:paragraph-rsid="0013b627"/>
    </style:style>
    <style:style style:name="P16" style:family="paragraph" style:parent-style-name="Text_20_body">
      <style:paragraph-properties fo:line-height="100%"/>
      <style:text-properties style:font-name="FreeSerif" fo:font-weight="normal" officeooo:rsid="0013b627" officeooo:paragraph-rsid="0013b627" style:font-weight-asian="normal" style:font-weight-complex="normal"/>
    </style:style>
    <style:style style:name="P17" style:family="paragraph" style:parent-style-name="Text_20_body">
      <style:paragraph-properties fo:line-height="100%"/>
      <style:text-properties style:font-name="Courier 10 Pitch" fo:font-size="8pt" officeooo:rsid="00157024" officeooo:paragraph-rsid="00157024" style:font-size-asian="8pt" style:font-size-complex="8pt"/>
    </style:style>
    <style:style style:name="P18" style:family="paragraph" style:parent-style-name="Text_20_body">
      <style:paragraph-properties fo:margin-left="0.9846in" fo:margin-right="0in" fo:line-height="100%" fo:text-indent="0in" style:auto-text-indent="false"/>
      <style:text-properties style:font-name="FreeSerif" fo:font-size="11pt" officeooo:rsid="0019a3f8" officeooo:paragraph-rsid="00157024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548f" style:font-style-asian="normal" style:font-style-complex="normal"/>
    </style:style>
    <style:style style:name="T3" style:family="text">
      <style:text-properties fo:font-style="normal" officeooo:rsid="0013b627" style:font-style-asian="normal" style:font-style-complex="normal"/>
    </style:style>
    <style:style style:name="T4" style:family="text">
      <style:text-properties fo:font-style="normal" officeooo:rsid="00157024" style:font-style-asian="normal" style:font-style-complex="normal"/>
    </style:style>
    <style:style style:name="T5" style:family="text">
      <style:text-properties fo:font-style="normal" officeooo:rsid="0015c8dd" style:font-style-asian="normal" style:font-style-complex="normal"/>
    </style:style>
    <style:style style:name="T6" style:family="text">
      <style:text-properties officeooo:rsid="0013b627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Relatório</text:p>
      <text:p text:style-name="P3">Construção de Compiladores</text:p>
      <text:p text:style-name="P3"/>
      <text:p text:style-name="P2">Gerador de analisador <text:span text:style-name="T6">sintático</text:span> – <text:span text:style-name="T6">Bis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Victor Hugo Cândido de Oliveira</text:p>
      <text:p text:style-name="P1">RA 121041451</text:p>
      <text:p text:style-name="P4"><text:soft-page-break/></text:p>
      <text:p text:style-name="P15"><text:span text:style-name="T7">Objetivo</text:span></text:p>
      <text:p text:style-name="P16"><text:tab/>Desenvolvimento de um gerador de analisador sintático utilizando a ferramenta GNU Bison em conjunto com a ferramenta de análise léxica Flex.</text:p>
      <text:p text:style-name="P16"/>
      <text:p text:style-name="P12">Linguagem</text:p>
      <text:p text:style-name="P6"><text:span text:style-name="T1"><text:tab/>A linguagem </text:span><text:span text:style-name="T2">L </text:span><text:span text:style-name="T1">aceita pelo analisador </text:span><text:span text:style-name="T3">sintático</text:span><text:span text:style-name="T1"> desenvolvido </text:span><text:span text:style-name="T3">será especificada p</text:span><text:span text:style-name="T4">elas</text:span><text:span text:style-name="T3"> </text:span><text:span text:style-name="T4">regras a seguir.</text:span></text:p>
      <text:p text:style-name="P6"><text:span text:style-name="T4"><text:tab/>As regras foram tiradas do arquivo parser.output gerado pelo Bison.</text:span></text:p>
      <text:p text:style-name="P7"><text:span text:style-name="T4"><text:tab/>Os tokens reconhecidos são:</text:span></text:p>
      <text:p text:style-name="P18"><text:span text:style-name="T4">MAIN – token da função principal</text:span></text:p>
      <text:p text:style-name="P18"><text:span text:style-name="T4">IF – token “if”</text:span></text:p>
      <text:p text:style-name="P18"><text:span text:style-name="T4">ELSE – token “else”</text:span></text:p>
      <text:p text:style-name="P18"><text:span text:style-name="T4">DO – token “do”</text:span></text:p>
      <text:p text:style-name="P18"><text:span text:style-name="T4">WHILE – token “while”</text:span></text:p>
      <text:p text:style-name="P18"><text:span text:style-name="T4">FOR – token “for”</text:span></text:p>
      <text:p text:style-name="P18"><text:span text:style-name="T4">BREAK – token “break”</text:span></text:p>
      <text:p text:style-name="P18"><text:span text:style-name="T4">PRINT – token “print”</text:span></text:p>
      <text:p text:style-name="P18"><text:span text:style-name="T4">RETURN – token “return”</text:span></text:p>
      <text:p text:style-name="P18"><text:span text:style-name="T4">DTYPE – tokens “if” e “float”</text:span></text:p>
      <text:p text:style-name="P18"><text:span text:style-name="T4">STRING – strings utilizadas no comando “print”</text:span></text:p>
      <text:p text:style-name="P18"><text:span text:style-name="T4">NUMBER – inteiros e reais</text:span></text:p>
      <text:p text:style-name="P18"><text:span text:style-name="T4">ID – </text:span><text:span text:style-name="T5">token para identificadores e nome de funções</text:span></text:p>
      <text:p text:style-name="P18"><text:span text:style-name="T4">UNLOP – </text:span><text:span text:style-name="T5">operador lógico unário (Unary Logical OPerator)</text:span></text:p>
      <text:p text:style-name="P18"><text:span text:style-name="T4">BINLOP – </text:span><text:span text:style-name="T5">operador lógico binário (BINary Logical OPerator)</text:span></text:p>
      <text:p text:style-name="P18"><text:span text:style-name="T4">MATHOP – </text:span><text:span text:style-name="T5">operador matemático (MATHematical OPerator)</text:span></text:p>
      <text:p text:style-name="P18"><text:span text:style-name="T4">ATTR – </text:span><text:span text:style-name="T5">operador de atribuição</text:span></text:p>
      <text:p text:style-name="P7"/>
      <text:p text:style-name="P13"><text:span text:style-name="T5">C</text:span><text:span text:style-name="T1">ódigo gerado pelo Bison (parser.output)</text:span></text:p>
      <text:p text:style-name="P17">Grammar</text:p>
      <text:p text:style-name="P17"> <text:s text:c="3"/>0 $accept: program $end</text:p>
      <text:p text:style-name="P17"></text:p>
      <text:p text:style-name="P17"><text:s text:c="4"/>1 program: MAIN '(' ')' '{' commands '}' program_end</text:p>
      <text:p text:style-name="P17"><text:s text:c="4"/>2 <text:s text:c="7"/>| error</text:p>
      <text:p text:style-name="P17"></text:p>
      <text:p text:style-name="P17"><text:s text:c="4"/>3 program_end: %empty</text:p>
      <text:p text:style-name="P17"><text:s text:c="4"/>4 <text:s text:c="11"/>| program_end1</text:p>
      <text:p text:style-name="P17"></text:p>
      <text:p text:style-name="P17"><text:s text:c="4"/>5 program_end1: ID '(' ')' '{' commands '}' program_end1</text:p>
      <text:p text:style-name="P17"><text:soft-page-break/><text:s text:c="4"/>6 <text:s text:c="12"/>| error</text:p>
      <text:p text:style-name="P17"></text:p>
      <text:p text:style-name="P17"><text:s text:c="4"/>7 commands: %empty</text:p>
      <text:p text:style-name="P17"><text:s text:c="4"/>8 <text:s text:c="8"/>| commands1</text:p>
      <text:p text:style-name="P17"></text:p>
      <text:p text:style-name="P17"><text:s text:c="4"/>9 commands1: '{' commands '}'</text:p>
      <text:p text:style-name="P17"><text:s text:c="3"/>10 <text:s text:c="9"/>| commands1 command</text:p>
      <text:p text:style-name="P17"><text:s text:c="3"/>11 <text:s text:c="9"/>| command</text:p>
      <text:p text:style-name="P17"><text:s text:c="3"/>12 <text:s text:c="9"/>| ';'</text:p>
      <text:p text:style-name="P17"></text:p>
      <text:p text:style-name="P17"><text:s text:c="3"/>13 command: cmd ';'</text:p>
      <text:p text:style-name="P17"><text:s text:c="3"/>14 <text:s text:c="7"/>| DTYPE declarations ';'</text:p>
      <text:p text:style-name="P17"><text:s text:c="3"/>15 <text:s text:c="7"/>| if_stmt</text:p>
      <text:p text:style-name="P17"><text:s text:c="3"/>16 <text:s text:c="7"/>| for_stmt</text:p>
      <text:p text:style-name="P17"><text:s text:c="3"/>17 <text:s text:c="7"/>| while_stmt</text:p>
      <text:p text:style-name="P17"><text:s text:c="3"/>18 <text:s text:c="7"/>| dowhile_stmt</text:p>
      <text:p text:style-name="P17"></text:p>
      <text:p text:style-name="P17"><text:s text:c="3"/>19 cmd: PRINT STRING</text:p>
      <text:p text:style-name="P17"><text:s text:c="3"/>20 <text:s text:c="3"/>| BREAK</text:p>
      <text:p text:style-name="P17"><text:s text:c="3"/>21 <text:s text:c="3"/>| RETURN</text:p>
      <text:p text:style-name="P17"><text:s text:c="3"/>22 <text:s text:c="3"/>| attribution</text:p>
      <text:p text:style-name="P17"><text:s text:c="3"/>23 <text:s text:c="3"/>| error</text:p>
      <text:p text:style-name="P17"></text:p>
      <text:p text:style-name="P17"><text:s text:c="3"/>24 if_stmt: IF '(' fsecond ')' '{' commands '}' else_stmt</text:p>
      <text:p text:style-name="P17"></text:p>
      <text:p text:style-name="P17"><text:s text:c="3"/>25 else_stmt: %empty</text:p>
      <text:p text:style-name="P17"><text:s text:c="3"/>26 <text:s text:c="9"/>| ELSE '{' commands '}'</text:p>
      <text:p text:style-name="P17"></text:p>
      <text:p text:style-name="P17"><text:s text:c="3"/>27 for_stmt: FOR '(' ffirst ';' fsecond ';' fthird ')' '{' commands '}'</text:p>
      <text:p text:style-name="P17"></text:p>
      <text:p text:style-name="P17"><text:s text:c="3"/>28 ffirst: %empty</text:p>
      <text:p text:style-name="P17"><text:s text:c="3"/>29 <text:s text:c="6"/>| declarations</text:p>
      <text:p text:style-name="P17"></text:p>
      <text:p text:style-name="P17"><text:s text:c="3"/>30 fsecond: %empty</text:p>
      <text:p text:style-name="P17"><text:s text:c="3"/>31 <text:s text:c="7"/>| binlop</text:p>
      <text:p text:style-name="P17"></text:p>
      <text:p text:style-name="P17"><text:s text:c="3"/>32 fthird: %empty</text:p>
      <text:p text:style-name="P17"><text:s text:c="3"/>33 <text:s text:c="6"/>| fthird_body</text:p>
      <text:p text:style-name="P17"></text:p>
      <text:p text:style-name="P17"><text:s text:c="3"/>34 fthird_body: cmd ',' fthird_body</text:p>
      <text:p text:style-name="P17"><text:s text:c="3"/>35 <text:s text:c="11"/>| cmd</text:p>
      <text:p text:style-name="P17"></text:p>
      <text:p text:style-name="P17"><text:s text:c="3"/>36 while_stmt: WHILE '(' fsecond ')' '{' commands '}'</text:p>
      <text:p text:style-name="P17"></text:p>
      <text:p text:style-name="P17"><text:soft-page-break/><text:s text:c="3"/>37 dowhile_stmt: DO '{' commands '}' WHILE '(' fsecond ')' ';'</text:p>
      <text:p text:style-name="P17"></text:p>
      <text:p text:style-name="P17"><text:s text:c="3"/>38 declarations: declarations ',' decl</text:p>
      <text:p text:style-name="P17"><text:s text:c="3"/>39 <text:s text:c="12"/>| decl</text:p>
      <text:p text:style-name="P17"></text:p>
      <text:p text:style-name="P17"><text:s text:c="3"/>40 decl: ID</text:p>
      <text:p text:style-name="P17"><text:s text:c="3"/>41 <text:s text:c="4"/>| attribution</text:p>
      <text:p text:style-name="P17"><text:s text:c="3"/>42 <text:s text:c="4"/>| error</text:p>
      <text:p text:style-name="P17"></text:p>
      <text:p text:style-name="P17"><text:s text:c="3"/>43 attribution: ID '=' expr</text:p>
      <text:p text:style-name="P17"></text:p>
      <text:p text:style-name="P17"><text:s text:c="3"/>44 expr: binlop</text:p>
      <text:p text:style-name="P17"><text:s text:c="3"/>45 <text:s text:c="4"/>| binmop</text:p>
      <text:p text:style-name="P17"><text:s text:c="3"/>46 <text:s text:c="4"/>| '(' expr ')'</text:p>
      <text:p text:style-name="P17"><text:s text:c="3"/>47 <text:s text:c="4"/>| UNLOP expr</text:p>
      <text:p text:style-name="P17"><text:s text:c="3"/>48 <text:s text:c="4"/>| ID</text:p>
      <text:p text:style-name="P17"><text:s text:c="3"/>49 <text:s text:c="4"/>| NUMBER</text:p>
      <text:p text:style-name="P17"><text:s text:c="3"/>50 <text:s text:c="4"/>| error</text:p>
      <text:p text:style-name="P17"></text:p>
      <text:p text:style-name="P17"><text:s text:c="3"/>51 binlop: expr BINLOP expr</text:p>
      <text:p text:style-name="P17"></text:p>
      <text:p text:style-name="P17"><text:s text:c="3"/>52 binmop: expr MATHOP expr</text:p>
      <text:p text:style-name="P14"/>
      <text:p text:style-name="P5">Conteúdo</text:p>
      <text:p text:style-name="P8"><text:tab/>Seguem os seguintes arquivos:</text:p>
      <text:list xml:id="list1654826879928216910" text:style-name="L3">
        <text:list-item>
          <text:p text:style-name="P9"><text:span text:style-name="T6">scanner.l</text:span> – <text:span text:style-name="T6">código do gerador de analisador léxico (Flex)</text:span></text:p>
        </text:list-item>
        <text:list-item>
          <text:p text:style-name="P9"><text:span text:style-name="T6">parser.y</text:span> – código do gerador <text:span text:style-name="T6">de analisador sintático</text:span> (<text:span text:style-name="T6">Bison</text:span>)</text:p>
        </text:list-item>
        <text:list-item>
          <text:p text:style-name="P10">symboltable.h/symboltable.c – tabela de símbolos</text:p>
        </text:list-item>
        <text:list-item>
          <text:p text:style-name="P9">compila.sh – código em shell script para compilar o <text:span text:style-name="T6">scanner.l, o parser.y e gerar o executável exec com os códigos lex.yy.c, parser.tab.c e symboltable.c</text:span></text:p>
        </text:list-item>
        <text:list-item>
          <text:p text:style-name="P9">input_scanner – exemplo de <text:span text:style-name="T6">código aceito</text:span> <text:span text:style-name="T6">pel</text:span>a linguagem</text:p>
        </text:list-item>
      </text:list>
      <text:p text:style-name="P8"/>
      <text:p text:style-name="P5">Para compilar e executar</text:p>
      <text:p text:style-name="P8">Execute o script compila.sh com o comando</text:p>
      <text:p text:style-name="P8"><text:tab/>./compila.sh</text:p>
      <text:p text:style-name="P8">Execute o executável exec gerado pelo script <text:span text:style-name="T6">e insira o código pelo próprio stdin</text:span></text:p>
      <text:p text:style-name="P8"><text:tab/>./exec</text:p>
      <text:p text:style-name="P8">ou execute direcionando o conteúdo de um arquivo para a entrada do programa (ex: input_scanner)</text:p>
      <text:p text:style-name="P8"><text:tab/>./exec &lt; input_scanner</text:p>
      <text:p text:style-name="P8"/>
      <text:p text:style-name="P5"><text:soft-page-break/>Saída do analisador</text:p>
      <text:p text:style-name="P11"><text:tab/>O analisador acusará erros de sintaxe como falta de parênteses, chaves, ponto e vírgula, declarações incompletas, etc.</text:p>
      <text:p text:style-name="P11"><text:tab/>Caso não exista erros sintáticos a análise será concluída com 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7:27:13.779591779</meta:creation-date>
    <dc:date>2015-01-22T18:13:35.200226016</dc:date>
    <meta:editing-duration>PT3M59S</meta:editing-duration>
    <meta:editing-cycles>1</meta:editing-cycles>
    <meta:document-statistic meta:table-count="0" meta:image-count="0" meta:object-count="0" meta:page-count="5" meta:paragraph-count="122" meta:word-count="510" meta:character-count="3532" meta:non-whitespace-character-count="2654"/>
    <meta:generator>LibreOffice/4.2.7.2$Linux_X86_64 LibreOffice_project/420m0$Build-2</meta:generator>
  </office:meta>
</office:document-meta>
</file>